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2316" officeooo:paragraph-rsid="000b2316" style:font-size-asian="14pt" style:font-size-complex="14pt"/>
    </style:style>
    <style:style style:name="P2" style:family="paragraph" style:parent-style-name="Standard">
      <style:text-properties fo:font-size="14pt" officeooo:rsid="000b60ee" officeooo:paragraph-rsid="000b60ee" style:font-size-asian="14pt" style:font-size-complex="14pt"/>
    </style:style>
    <style:style style:name="P3" style:family="paragraph" style:parent-style-name="Standard">
      <style:text-properties fo:font-size="14pt" officeooo:rsid="000caccc" officeooo:paragraph-rsid="000caccc" style:font-size-asian="14pt" style:font-size-complex="14pt"/>
    </style:style>
    <style:style style:name="P4" style:family="paragraph" style:parent-style-name="Standard">
      <style:text-properties fo:font-size="14pt" officeooo:rsid="000e672d" officeooo:paragraph-rsid="001054d9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0b2316" officeooo:paragraph-rsid="000b2316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b2316" officeooo:paragraph-rsid="000b231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rsid="001054d9" officeooo:paragraph-rsid="001054d9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" fo:font-size="14pt" officeooo:rsid="001054d9" officeooo:paragraph-rsid="00124727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" fo:font-size="14pt" officeooo:paragraph-rsid="00124727"/>
    </style:style>
    <style:style style:name="P10" style:family="paragraph" style:parent-style-name="Standard">
      <style:text-properties style:font-name="Times" fo:font-size="14pt" officeooo:paragraph-rsid="00124727"/>
    </style:style>
    <style:style style:name="P11" style:family="paragraph" style:parent-style-name="Standard">
      <style:text-properties style:font-name="Times" fo:font-size="14pt" officeooo:rsid="0012562a" officeooo:paragraph-rsid="0012562a"/>
    </style:style>
    <style:style style:name="P12" style:family="paragraph" style:parent-style-name="Standard">
      <style:paragraph-properties fo:text-align="center" style:justify-single-word="false"/>
      <style:text-properties style:font-name="Times" fo:font-size="24pt" fo:font-weight="bold" officeooo:paragraph-rsid="00124727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accc"/>
    </style:style>
    <style:style style:name="T4" style:family="text">
      <style:text-properties officeooo:rsid="000e672d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C723 – Ecercício1</text:p>
      <text:p text:style-name="P9"/>
      <text:p text:style-name="P10"><text:span text:style-name="T1">Nome</text:span>: Caio Vinícius Piologo Véras Fernandes</text:p>
      <text:p text:style-name="P10"><text:span text:style-name="T1">RA</text:span>: 145574</text:p>
      <text:p text:style-name="P10"/>
      <text:p text:style-name="P10">—<text:span text:style-name="T5"> Otimizações por compilação</text:span></text:p>
      <text:p text:style-name="P10"/>
      <text:p text:style-name="P10">As seguintes medidas foram retiradas a partir do comando time para execução do programa, escolhendo o tempo real como medida. Os intervalos de tempo mostrados serão devido a outros processos do computador que podem influenciar na execução do programa.</text:p>
      <text:p text:style-name="P10"/>
      <text:p text:style-name="P10">- Sem nenhuma opção de compilação o programa teve tempos de execução entre 0.299s e 0.347s</text:p>
      <text:p text:style-name="P10"/>
      <text:p text:style-name="P10">- Com otimizações o programa possuiu os seguintes intervalos:</text:p>
      <text:p text:style-name="P10"><text:tab/>- O0: 0.299s e 0.359s</text:p>
      <text:p text:style-name="P10"><text:tab/>- O1: 0.292s e 0.359s</text:p>
      <text:p text:style-name="P10"><text:tab/>- O2: 0.285 e 0.390s</text:p>
      <text:p text:style-name="P10"><text:tab/>- O3: 0.290s e 0.400s</text:p>
      <text:p text:style-name="P10"><text:tab/>- mtune=generic: 0.298s e 0.326s</text:p>
      <text:p text:style-name="P10"><text:tab/>- mtune=native: <text:s/>0.297s e 0.304s</text:p>
      <text:p text:style-name="P10"/>
      <text:p text:style-name="P10">Conclui-se que as otimizações por métodos de compilação não foram capazes de melhorar muito o desempenho do programa, possuindo tempos de execução muito próximos. </text:p>
      <text:p text:style-name="P10">Dentre as otimizações do tipo -O o método O2 possuiu o menor tempo, notando que este valor possa ter sido afetado por outros processos do computador, uma vez que todas as outras otimizações possuiram o limite inferior próximos.</text:p>
      <text:p text:style-name="P10">Já no uso do comando mtune, o compilador procurou gerar código específico para o processador especificado. No caso do comando mtune=generic, ele tetou gerar código para o modelo i686, mais comum, e no mtune=native para o processador da máquina que está compilando o programa. Percebe-se um melhor e mais constante desempenho quando utilizado o comando mtune=native.</text:p>
      <text:p text:style-name="P10"/>
      <text:p text:style-name="P10">— <text:span text:style-name="T5">Utilizando dois arquivos</text:span></text:p>
      <text:p text:style-name="P10"/>
      <text:p text:style-name="P10">Em seguida o arquivo foi quebrado em dois novos, um com a função main e outro com a função primos. Após compilados por comando no terminal e com o uso de um Makefile, o programa foi novamente testado com e sem a melhor otimização utilizada anteriormente, e apresentou os mesmo resultados da etapa anterior como esperado.</text:p>
      <text:p text:style-name="P10">No entanto, o tempo de compilação após o arquivo original ser quebrado em dois <text:soft-page-break/>aumentou utilizando o Makefile. Possuindo originalmente um tempo de compilação no intervalo de 0.049s-0.051s, e de 0.076s-0.081s quando utilizando um Makefile.</text:p>
      <text:p text:style-name="P10"/>
      <text:p text:style-name="P10">— <text:span text:style-name="T5">Calculando o número de primos entre 1 e n</text:span></text:p>
      <text:p text:style-name="P10"/>
      <text:p text:style-name="P10">Modificado o arquivo main.c e a função main() do arquivo primo.c para calcular o número de primos entre 1 e n (passado por linha de comando), foi testada a entrada 100000 em ambos os programas.</text:p>
      <text:p text:style-name="P10">O programa com um arquivo fonte apresentou tempos de execução para esta entrada entre 1.661s e 1.700s. Já o programa com dois arquivos fonte apresentou tempos de execução entre 1.352s e 1.381s. A entrada de grande tamanho possibilitou verificar que o programa com dois códigos fontes possui uma eficiência maior do que o arquivo com um único arquivo fonte.</text:p>
      <text:p text:style-name="P10"/>
      <text:p text:style-name="P10">Em seguida o laço da função primos foi editado para verificar apenas os números ímpares, verificando anteriormente se o número é divisível por 2, e o tempo de execução diminuiu para uma o intervalo de 0.833s a 0.860s</text:p>
      <text:p text:style-name="P10"/>
      <text:p text:style-name="P11">Utilizando o gprof no programa, percebeu-se que que a função primo() consome mais tempo na execução do programa.</text:p>
      <text:p text:style-name="P10"/>
      <text:p text:style-name="P10">No caso de paralelizar o programa, o ideal seria palaleliza-lo no laço da função main, o qual chama a função primo para verificar cada número primo e caso seja incrementar um contador. Como esse laço não depende dos resultados anteriores ele pode ser paralelizado, quebrando-o em partes do mesmo loop em cada thread, tendo cada uma seu próprio contador que no final se somam. Outra opção seria paralelizar o laço da função primos, que verifica se um dado número n é divisível por algum outro número, porém como esta função poderia ser interrompida ao encontrar um divisor qualquer, haverá casos em que a paralelização tornará o código mais ineficiente.</text:p>
      <text:p text:style-name="P10">Feito isso, o programa foi executado novamente e teve o tempo de execução medido entre 0.404s e 0.413s para 4 threads do loop.</text:p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Fernandes</meta:initial-creator>
    <meta:creation-date>2016-03-04T09:19:24.958302978</meta:creation-date>
    <dc:date>2016-03-09T20:29:02.084996340</dc:date>
    <dc:creator>Caio Fernandes</dc:creator>
    <meta:editing-duration>PT33M9S</meta:editing-duration>
    <meta:editing-cycles>6</meta:editing-cycles>
    <meta:generator>LibreOffice/4.3.5.2.0$Linux_X86_64 LibreOffice_project/430$Build-2</meta:generator>
    <meta:document-statistic meta:table-count="0" meta:image-count="0" meta:object-count="0" meta:page-count="2" meta:paragraph-count="26" meta:word-count="610" meta:character-count="3691" meta:non-whitespace-character-count="3095"/>
  </office:meta>
</office:document-meta>
</file>